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background-color="#db5e36" loext:char-shading-value="0"/>
    </style:style>
    <style:style style:name="T2" style:family="text">
      <style:text-properties fo:color="#008000"/>
    </style:style>
    <style:style style:name="T3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NSG Cheat Sheet</text:h>
      <text:p text:style-name="Text_20_body"><text:span text:style-name="Strong_20_Emphasis">Network security group (NSG)</text:span> <text:span text:style-name="Strong_20_Emphasis"><text:span text:style-name="T1">filters network traffic</text:span></text:span> to and from Azure resources in a VNet</text:p>
      <text:p text:style-name="Text_20_body">An NSG is composed of many <text:span text:style-name="Strong_20_Emphasis"><text:span text:style-name="T1">Security Rules</text:span></text:span></text:p>
      <text:p text:style-name="Text_20_body">Each Security Rule has the following properties:</text:p>
      <text:p text:style-name="Text_20_body"><text:span text:style-name="Strong_20_Emphasis">Name</text:span> — A unique name within the network security group.</text:p>
      <text:p text:style-name="Text_20_body"><text:span text:style-name="Strong_20_Emphasis">Source or destination</text:span> — An IP Address or CIDR block, Service Tag or Application Security Group</text:p>
      <text:p text:style-name="Text_20_body"><text:span text:style-name="Strong_20_Emphasis">Port Range</text:span> — Specify a single or range of ports. eg. 80 or 10000-10005</text:p>
      <text:p text:style-name="Text_20_body"><text:span text:style-name="Strong_20_Emphasis">Protocol</text:span> — TCP, UDP, ICMP or ANY</text:p>
      <text:p text:style-name="Text_20_body"><text:span text:style-name="Strong_20_Emphasis">Action</text:span> — Allor or Deny</text:p>
      <text:p text:style-name="Text_20_body"><text:span text:style-name="Strong_20_Emphasis">Priority</text:span> — A number between 100 and 4096 (lower number higher priority)</text:p>
      <text:list xml:id="list2629725744" text:style-name="L1">
        <text:list-item>
          <text:p text:style-name="P2"><text:span text:style-name="Strong_20_Emphasis"><text:span text:style-name="T1">Inbound Rules</text:span></text:span> apply to traffic <text:span text:style-name="Strong_20_Emphasis"><text:span text:style-name="T2">entering</text:span></text:span> the NSG </text:p>
        </text:list-item>
        <text:list-item>
          <text:p text:style-name="P1"><text:span text:style-name="Strong_20_Emphasis"><text:span text:style-name="T1">Outbound Rules</text:span></text:span> apply to traffic <text:span text:style-name="Strong_20_Emphasis"><text:span text:style-name="T3">leaving</text:span></text:span> the NSG </text:p>
        </text:list-item>
      </text:list>
      <text:p text:style-name="Text_20_body">By Default Azure will set a bunch of inbound and outbound rules for you</text:p>
      <text:p text:style-name="Text_20_body">You may not create two security rules with the same priority and direction. <text:line-break/>You can have 5000 NSG per subscription, 1000 NSG rules per NSG <text:line-break/>Rules are processed in priority order, with lower numbers processed before a higher number <text:line-break/>The flow record allows a network security group to be stateful <text:line-break/>If you specific an outbound security port you don’t need to set the inbound port since it will be set for you. <text:line-break/>The opposite is also true. If inbound traffic is allowed over a port, it's not necessary to specify an outbound security rule to respond to traffic over the port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30:40.783050205</meta:creation-date>
    <dc:date>2022-05-09T10:30:53.166799643</dc:date>
    <meta:editing-duration>PT12S</meta:editing-duration>
    <meta:editing-cycles>1</meta:editing-cycles>
    <meta:document-statistic meta:table-count="0" meta:image-count="0" meta:object-count="0" meta:page-count="1" meta:paragraph-count="14" meta:word-count="224" meta:character-count="1278" meta:non-whitespace-character-count="1057"/>
    <meta:generator>LibreOffice/6.4.7.2$Linux_X86_64 LibreOffice_project/40$Build-2</meta:generator>
  </office:meta>
</office:document-meta>
</file>